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erTest.can_use_print_mock_name_even_when_mock_bogus_default_answer_and_when_reporting_injection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Test.can_use_print_mock_name_even_when_mock_bogus_default_answer_and_when_reporting_no_more_interaction_wanted_in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erTest.can_use_print_mock_name_even_when_mock_bogus_default_answer_and_when_reporting_invalid_argument_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rterTest.can_use_print_mock_name_even_when_mock_bogus_default_answer_and_when_reporting_delegate_method_dont_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porterTest.som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Test.can_use_mock_name_even_when_mock_bogus_default_answer_and_when_reporting_no_more_interaction_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rterTest.should_let_passing_null_last_actual_stack_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Test.can_use_print_mock_name_even_when_mock_bogus_default_answer_and_when_reporting_delegate_method_has_wrong_return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erTest.should_throw_correct_exception_for_null_invocation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erTest.can_use_print_mock_name_even_when_mock_bogus_default_answer_and_when_reporting_wrong_argument_to_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